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6cm" draw:marker-start="Arrow" draw:marker-start-width="1.1cm" draw:marker-end="Arrow" draw:marker-end-width="1.2cm" draw:fill="none" draw:textarea-vertical-align="middle" fo:padding-top="0.425cm" fo:padding-bottom="0.425cm" fo:padding-left="0.55cm" fo:padding-right="0.55cm"/>
    </style:style>
    <style:style style:name="gr2" style:family="graphic" style:parent-style-name="objectwithoutfill">
      <style:graphic-properties svg:stroke-width="0.6cm" draw:marker-start="Arrow" draw:marker-start-width="1.1cm" draw:marker-end="" draw:marker-end-width="1.2cm" draw:fill="none" draw:textarea-vertical-align="middle" fo:padding-top="0.425cm" fo:padding-bottom="0.425cm" fo:padding-left="0.55cm" fo:padding-right="0.5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6cm" draw:marker-start="" draw:marker-start-width="1.1cm" draw:marker-end="Arrow" draw:marker-end-width="1.2cm" draw:fill="none" draw:textarea-vertical-align="middle" fo:padding-top="0.425cm" fo:padding-bottom="0.425cm" fo:padding-left="0.55cm" fo:padding-right="0.55cm"/>
    </style:style>
    <style:style style:name="pr1" style:family="presentation" style:parent-style-name="標準-subtitle">
      <style:graphic-properties draw:stroke="solid" svg:stroke-width="0.1cm" svg:stroke-color="#000000" draw:marker-start-width="0.35cm" draw:marker-end-width="0.35cm" draw:fill-color="#ffffff" fo:min-height="1.9cm" fo:padding-top="0.05cm" fo:padding-bottom="0.05cm" fo:padding-left="0.05cm" fo:padding-right="0.05cm"/>
    </style:style>
    <style:style style:name="pr2" style:family="presentation" style:parent-style-name="標準-subtitle">
      <style:graphic-properties draw:stroke="solid" svg:stroke-width="0.1cm" svg:stroke-color="#000000" draw:marker-start-width="0.35cm" draw:marker-end-width="0.35cm" draw:fill-color="#ffffff" fo:min-height="1.608cm" fo:padding-top="0.05cm" fo:padding-bottom="0.05cm" fo:padding-left="0.05cm" fo:padding-right="0.05cm"/>
    </style:style>
    <style:style style:name="pr3" style:family="presentation" style:parent-style-name="標準-subtitle">
      <style:graphic-properties draw:stroke="solid" svg:stroke-width="0.1cm" svg:stroke-color="#000000" draw:marker-start-width="0.35cm" draw:marker-end-width="0.35cm" draw:fill-color="#ffffff" fo:min-height="1.376cm" fo:padding-top="0.05cm" fo:padding-bottom="0.05cm" fo:padding-left="0.05cm" fo:padding-right="0.05cm"/>
    </style:style>
    <style:style style:name="pr4" style:family="presentation" style:parent-style-name="標準-subtitle">
      <style:graphic-properties draw:stroke="none" svg:stroke-width="0.1cm" svg:stroke-color="#000000" draw:marker-start-width="0.35cm" draw:marker-end-width="0.35cm" draw:fill-color="#ffffff" fo:min-height="2.7cm" fo:padding-top="0.05cm" fo:padding-bottom="0.05cm" fo:padding-left="0.05cm" fo:padding-right="0.05cm"/>
    </style:style>
    <style:style style:name="pr5" style:family="presentation" style:parent-style-name="標準-subtitle">
      <style:graphic-properties draw:stroke="none" svg:stroke-width="0.1cm" svg:stroke-color="#000000" draw:marker-start-width="0.35cm" draw:marker-end-width="0.35cm" draw:fill-color="#ffffff" fo:min-height="2.1cm" fo:padding-top="0.05cm" fo:padding-bottom="0.05cm" fo:padding-left="0.05cm" fo:padding-right="0.05cm"/>
    </style:style>
    <style:style style:name="pr6" style:family="presentation" style:parent-style-name="標準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style:font-size-asian="32pt"/>
    </style:style>
    <style:style style:name="P3" style:family="paragraph">
      <style:paragraph-properties fo:text-align="center"/>
    </style:style>
    <style:style style:name="P4" style:family="paragraph">
      <style:text-properties style:font-size-asian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4.639cm" svg:height="2cm" svg:x="1.4cm" svg:y="18.2cm" presentation:class="subtitle" presentation:user-transformed="true">
          <draw:text-box>
            <text:p text:style-name="P1">Vim</text:p>
          </draw:text-box>
        </draw:frame>
        <draw:frame presentation:style-name="pr2" draw:text-style-name="P1" draw:layer="layout" svg:width="24.639cm" svg:height="1.708cm" svg:x="1.4cm" svg:y="3.292cm">
          <draw:text-box>
            <text:p text:style-name="P1">dgawk</text:p>
          </draw:text-box>
        </draw:frame>
        <draw:frame presentation:style-name="pr1" draw:text-style-name="P1" draw:layer="layout" svg:width="24.639cm" svg:height="2cm" svg:x="1.4cm" svg:y="16.2cm">
          <draw:text-box>
            <text:p text:style-name="P1">VimScript</text:p>
          </draw:text-box>
        </draw:frame>
        <draw:frame presentation:style-name="pr2" draw:text-style-name="P2" draw:layer="layout" svg:width="7.6cm" svg:height="1.708cm" svg:x="18.2cm" svg:y="9.2cm">
          <draw:text-box>
            <text:p text:style-name="P2">一時ファイル</text:p>
          </draw:text-box>
        </draw:frame>
        <draw:frame presentation:style-name="pr3" draw:text-style-name="P1" draw:layer="layout" svg:width="4.814cm" svg:height="1.476cm" svg:x="3.886cm" svg:y="16.2cm">
          <draw:text-box>
            <text:p text:style-name="P1">Python</text:p>
          </draw:text-box>
        </draw:frame>
        <draw:line draw:style-name="gr1" draw:text-style-name="P3" draw:layer="layout" svg:x1="6.243cm" svg:y1="16.2cm" svg:x2="6cm" svg:y2="5cm">
          <text:p/>
        </draw:line>
        <draw:line draw:style-name="gr2" draw:text-style-name="P3" draw:layer="layout" svg:x1="21.8cm" svg:y1="9.2cm" svg:x2="21.8cm" svg:y2="5cm">
          <text:p/>
        </draw:line>
        <draw:line draw:style-name="gr2" draw:text-style-name="P3" draw:layer="layout" svg:x1="21.8cm" svg:y1="16.2cm" svg:x2="21.8cm" svg:y2="10.908cm">
          <text:p/>
        </draw:line>
        <draw:frame presentation:style-name="pr4" draw:text-style-name="P2" draw:layer="layout" svg:width="7.6cm" svg:height="2.8cm" svg:x="6.2cm" svg:y="9.4cm">
          <draw:text-box>
            <text:p text:style-name="P2">双方向パイプ</text:p>
          </draw:text-box>
        </draw:frame>
        <draw:frame presentation:style-name="pr5" draw:text-style-name="P2" draw:layer="layout" svg:width="7.6cm" svg:height="2.2cm" svg:x="10.2cm" svg:y="0.4cm">
          <draw:text-box>
            <text:p text:style-name="P2">Unix版</text:p>
          </draw:text-box>
        </draw:frame>
        <draw:frame presentation:style-name="pr4" draw:text-style-name="P2" draw:layer="layout" svg:width="7.6cm" svg:height="2.8cm" svg:x="5.8cm" svg:y="6.8cm">
          <draw:text-box>
            <text:p text:style-name="P2">（コマンド、</text:p>
            <text:p text:style-name="P2">応答）</text:p>
          </draw:text-box>
        </draw:frame>
        <draw:frame presentation:style-name="pr4" draw:text-style-name="P2" draw:layer="layout" svg:width="7.6cm" svg:height="2.8cm" svg:x="15.2cm" svg:y="5.6cm">
          <draw:text-box>
            <text:p text:style-name="P2">（出力）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4.639cm" svg:height="2cm" svg:x="1.4cm" svg:y="18.2cm" presentation:class="subtitle" presentation:user-transformed="true">
          <draw:text-box>
            <text:p text:style-name="P1">Vim</text:p>
          </draw:text-box>
        </draw:frame>
        <draw:frame presentation:style-name="pr2" draw:text-style-name="P1" draw:layer="layout" svg:width="6.039cm" svg:height="1.708cm" svg:x="20cm" svg:y="2.6cm">
          <draw:text-box>
            <text:p text:style-name="P1">gawk</text:p>
          </draw:text-box>
        </draw:frame>
        <draw:frame presentation:style-name="pr1" draw:text-style-name="P1" draw:layer="layout" svg:width="24.639cm" svg:height="2cm" svg:x="1.4cm" svg:y="16.2cm">
          <draw:text-box>
            <text:p text:style-name="P1">VimScript</text:p>
          </draw:text-box>
        </draw:frame>
        <draw:frame presentation:style-name="pr2" draw:text-style-name="P2" draw:layer="layout" svg:width="5.2cm" svg:height="2.531cm" svg:x="22.2cm" svg:y="10.481cm">
          <draw:text-box>
            <text:p text:style-name="P2">一時</text:p>
            <text:p text:style-name="P2">ファイル</text:p>
          </draw:text-box>
        </draw:frame>
        <draw:line draw:style-name="gr4" draw:text-style-name="P3" draw:layer="layout" svg:x1="4.4cm" svg:y1="16.2cm" svg:x2="4.2cm" svg:y2="4.308cm">
          <text:p/>
        </draw:line>
        <draw:line draw:style-name="gr2" draw:text-style-name="P3" draw:layer="layout" svg:x1="23.6cm" svg:y1="10.481cm" svg:x2="23.4cm" svg:y2="4.308cm">
          <text:p/>
        </draw:line>
        <draw:line draw:style-name="gr2" draw:text-style-name="P3" draw:layer="layout" svg:x1="23.6cm" svg:y1="16.2cm" svg:x2="23.6cm" svg:y2="13.012cm">
          <text:p/>
        </draw:line>
        <draw:frame presentation:style-name="pr4" draw:text-style-name="P2" draw:layer="layout" svg:width="7.6cm" svg:height="2.8cm" svg:x="3.4cm" svg:y="12.6cm">
          <draw:text-box>
            <text:p text:style-name="P2">ソケット</text:p>
          </draw:text-box>
        </draw:frame>
        <draw:frame presentation:style-name="pr5" draw:text-style-name="P2" draw:layer="layout" svg:width="7.6cm" svg:height="2.2cm" svg:x="10.2cm" svg:y="0.4cm">
          <draw:text-box>
            <text:p text:style-name="P2">Windows版</text:p>
          </draw:text-box>
        </draw:frame>
        <draw:frame presentation:style-name="pr4" draw:text-style-name="P2" draw:layer="layout" svg:width="7.6cm" svg:height="2.8cm" svg:x="3.4cm" svg:y="11.2cm">
          <draw:text-box>
            <text:p text:style-name="P2">（コマンド）</text:p>
          </draw:text-box>
        </draw:frame>
        <draw:frame presentation:style-name="pr4" draw:text-style-name="P2" draw:layer="layout" svg:width="7.6cm" svg:height="2.8cm" svg:x="21.8cm" svg:y="6.4cm">
          <draw:text-box>
            <text:p text:style-name="P2">（出力）</text:p>
          </draw:text-box>
        </draw:frame>
        <draw:frame presentation:style-name="pr2" draw:text-style-name="P1" draw:layer="layout" svg:width="6.039cm" svg:height="1.708cm" svg:x="1.161cm" svg:y="2.6cm">
          <draw:text-box>
            <text:p text:style-name="P1">gawk</text:p>
          </draw:text-box>
        </draw:frame>
        <draw:frame presentation:style-name="pr2" draw:text-style-name="P1" draw:layer="layout" svg:width="6.039cm" svg:height="1.708cm" svg:x="10.961cm" svg:y="2.6cm">
          <draw:text-box>
            <text:p text:style-name="P1">dgawk</text:p>
          </draw:text-box>
        </draw:frame>
        <draw:frame presentation:style-name="pr3" draw:text-style-name="P1" draw:layer="layout" svg:width="4.664cm" svg:height="1.476cm" svg:x="2.536cm" svg:y="16.25cm">
          <draw:text-box>
            <text:p text:style-name="P1">Python</text:p>
          </draw:text-box>
        </draw:frame>
        <draw:line draw:style-name="gr2" draw:text-style-name="P3" draw:layer="layout" svg:x1="21cm" svg:y1="16.2cm" svg:x2="20.6cm" svg:y2="4.308cm">
          <text:p/>
        </draw:line>
        <draw:line draw:style-name="gr2" draw:text-style-name="P3" draw:layer="layout" svg:x1="10.961cm" svg:y1="3.4cm" svg:x2="7.2cm" svg:y2="3.416cm">
          <text:p/>
        </draw:line>
        <draw:line draw:style-name="gr2" draw:text-style-name="P3" draw:layer="layout" svg:x1="20cm" svg:y1="3.416cm" svg:x2="17.039cm" svg:y2="3.416cm">
          <text:p/>
        </draw:line>
        <draw:frame presentation:style-name="pr4" draw:text-style-name="P2" draw:layer="layout" svg:width="7.6cm" svg:height="2.8cm" svg:x="14.6cm" svg:y="9.2cm">
          <draw:text-box>
            <text:p text:style-name="P2">（応答）</text:p>
          </draw:text-box>
        </draw:frame>
        <draw:frame presentation:style-name="pr4" draw:text-style-name="P2" draw:layer="layout" svg:width="7.6cm" svg:height="2.8cm" svg:x="14.8cm" svg:y="10.6cm">
          <draw:text-box>
            <text:p text:style-name="P2">ソケット</text:p>
          </draw:text-box>
        </draw:frame>
        <draw:frame presentation:style-name="pr3" draw:text-style-name="P1" draw:layer="layout" svg:width="4.3cm" svg:height="1.476cm" svg:x="18.8cm" svg:y="16.2cm">
          <draw:text-box>
            <text:p text:style-name="P1">Python</text:p>
          </draw:text-box>
        </draw:frame>
        <draw:frame presentation:style-name="pr4" draw:text-style-name="P2" draw:layer="layout" svg:width="7.6cm" svg:height="2.8cm" svg:x="5cm" svg:y="3.6cm">
          <draw:text-box>
            <text:p text:style-name="P2">パイプ</text:p>
          </draw:text-box>
        </draw:frame>
        <draw:frame presentation:style-name="pr4" draw:text-style-name="P2" draw:layer="layout" svg:width="7.6cm" svg:height="2.8cm" svg:x="14.4cm" svg:y="3.6cm">
          <draw:text-box>
            <text:p text:style-name="P2">パイプ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09:49:28</meta:creation-date>
    <meta:generator>LibreOffice/3.5$Linux_X86_64 LibreOffice_project/350m1$Build-2</meta:generator>
    <dc:date>2013-03-24T10:07:43</dc:date>
    <meta:editing-duration>P0D</meta:editing-duration>
    <meta:editing-cycles>1</meta:editing-cycles>
    <meta:document-statistic meta:object-count="59"/>
  </office:meta>
</office:document-meta>
</file>